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9.895cm" table:align="left" fo:background-color="transparent">
        <style:background-image/>
      </style:table-properties>
    </style:style>
    <style:style style:name="Tabela1.A" style:family="table-column">
      <style:table-column-properties style:column-width="9.895cm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fo:background-color="#000000" fo:padding="0.097cm" fo:border="none">
        <style:background-image/>
      </style:table-cell-properties>
    </style:style>
    <style:style style:name="Tabela3" style:family="table">
      <style:table-properties style:width="17cm" table:align="margins" fo:background-color="transparent">
        <style:background-image/>
      </style:table-properties>
    </style:style>
    <style:style style:name="Tabela3.A" style:family="table-column">
      <style:table-column-properties style:column-width="17cm" style:rel-column-width="65535*"/>
    </style:style>
    <style:style style:name="Tabela3.1" style:family="table-row">
      <style:table-row-properties fo:background-color="transparent">
        <style:background-image/>
      </style:table-row-properties>
    </style:style>
    <style:style style:name="Tabela3.A1" style:family="table-cell">
      <style:table-cell-properties fo:background-color="#191919" fo:padding="0.499cm" fo:border="none">
        <style:background-image/>
      </style:table-cell-properties>
    </style:style>
    <style:style style:name="Tabela4" style:family="table">
      <style:table-properties style:width="18cm" table:align="margins" fo:background-color="transparent">
        <style:background-image/>
      </style:table-properties>
    </style:style>
    <style:style style:name="Tabela4.A" style:family="table-column">
      <style:table-column-properties style:column-width="18cm" style:rel-column-width="65535*"/>
    </style:style>
    <style:style style:name="Tabela4.1" style:family="table-row">
      <style:table-row-properties fo:background-color="transparent">
        <style:background-image/>
      </style:table-row-properties>
    </style:style>
    <style:style style:name="Tabela4.A1" style:family="table-cell">
      <style:table-cell-properties fo:background-color="#191919" fo:padding="0.499cm" fo:border="none">
        <style:background-image/>
      </style:table-cell-properties>
    </style:style>
    <style:style style:name="Tabela2" style:family="table">
      <style:table-properties style:width="7.408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2.A" style:family="table-column">
      <style:table-column-properties style:column-width="7.408cm"/>
    </style:style>
    <style:style style:name="Tabela2.1" style:family="table-row">
      <style:table-row-properties fo:background-color="transparent" fo:keep-together="auto">
        <style:background-image/>
      </style:table-row-properties>
    </style:style>
    <style:style style:name="Tabela2.A1" style:family="table-cell">
      <style:table-cell-properties style:vertical-align="" fo:background-color="#000000" fo:padding="0.097cm" fo:border="none" style:writing-mode="page">
        <style:background-image/>
      </style:table-cell-properties>
    </style:style>
    <style:style style:name="Tabela5" style:family="table" style:master-page-name="">
      <style:table-properties style:width="15.707c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ela5.A" style:family="table-column">
      <style:table-column-properties style:column-width="15.707cm"/>
    </style:style>
    <style:style style:name="Tabela5.1" style:family="table-row">
      <style:table-row-properties fo:background-color="transparent" fo:keep-together="auto">
        <style:background-image/>
      </style:table-row-properties>
    </style:style>
    <style:style style:name="Tabela5.A1" style:family="table-cell">
      <style:table-cell-properties style:vertical-align="" fo:background-color="#000000" fo:padding="0.499cm" fo:border="none" style:writing-mode="page">
        <style:background-image/>
      </style:table-cell-properties>
    </style:style>
    <style:style style:name="P1" style:family="paragraph" style:parent-style-name="Standard">
      <style:paragraph-properties style:line-height-at-least="0.503cm" fo:text-align="start" style:justify-single-word="false"/>
      <style:text-properties fo:color="#f8f8f2" style:font-name="Droid Sans Mono" fo:font-size="8pt" fo:font-style="normal" fo:font-weight="normal" fo:background-color="transparent" style:font-size-asian="8pt" style:font-style-asian="normal" style:font-size-complex="8pt" style:font-style-complex="normal"/>
    </style:style>
    <style:style style:name="P2" style:family="paragraph" style:parent-style-name="Standard">
      <style:paragraph-properties style:line-height-at-least="0.503cm" fo:text-align="start" style:justify-single-word="false"/>
      <style:text-properties fo:color="#f8f8f2" style:font-name="Droid Sans Mono" fo:font-size="8pt" fo:font-style="normal" fo:font-weight="normal" officeooo:paragraph-rsid="000cabf4" fo:background-color="transparent" style:font-size-asian="8pt" style:font-style-asian="normal" style:font-size-complex="8pt" style:font-style-complex="normal"/>
    </style:style>
    <style:style style:name="P3" style:family="paragraph" style:parent-style-name="Standard">
      <style:paragraph-properties style:line-height-at-least="0.503cm"/>
      <style:text-properties fo:color="#f8f8f2" style:font-name="Droid Sans Mono" fo:font-size="10.5pt" fo:font-weight="normal" fo:background-color="transparent"/>
    </style:style>
    <style:style style:name="P4" style:family="paragraph" style:parent-style-name="Standard">
      <style:paragraph-properties style:line-height-at-least="0.503cm" fo:text-align="start" style:justify-single-word="false"/>
      <style:text-properties fo:font-size="8pt" fo:font-style="normal" officeooo:paragraph-rsid="000cabf4" fo:background-color="transparent" style:font-size-asian="8pt" style:font-style-asian="normal" style:font-size-complex="8pt" style:font-style-complex="normal"/>
    </style:style>
    <style:style style:name="P5" style:family="paragraph" style:parent-style-name="Standard">
      <style:text-properties officeooo:rsid="000f826d" officeooo:paragraph-rsid="000f826d"/>
    </style:style>
    <style:style style:name="P6" style:family="paragraph" style:parent-style-name="Standard">
      <style:text-properties officeooo:rsid="00106b83" officeooo:paragraph-rsid="00106b83"/>
    </style:style>
    <style:style style:name="P7" style:family="paragraph" style:parent-style-name="Standard">
      <style:text-properties officeooo:paragraph-rsid="00135833"/>
    </style:style>
    <style:style style:name="P8" style:family="paragraph" style:parent-style-name="Standard">
      <style:text-properties officeooo:rsid="001471b1" officeooo:paragraph-rsid="001471b1"/>
    </style:style>
    <style:style style:name="P9" style:family="paragraph" style:parent-style-name="Standard">
      <style:paragraph-properties style:line-height-at-least="0.503cm"/>
      <style:text-properties style:font-name="Droid Sans Mono" fo:font-size="8pt" fo:font-style="normal" fo:font-weight="normal" fo:background-color="transparent" style:font-size-asian="8pt" style:font-style-asian="normal" style:font-size-complex="8pt" style:font-style-complex="normal"/>
    </style:style>
    <style:style style:name="P10" style:family="paragraph" style:parent-style-name="Standard">
      <style:paragraph-properties style:line-height-at-least="0.503cm"/>
      <style:text-properties fo:background-color="transparent"/>
    </style:style>
    <style:style style:name="P11" style:family="paragraph" style:parent-style-name="Standard">
      <style:text-properties officeooo:rsid="0018c407" officeooo:paragraph-rsid="0018c407"/>
    </style:style>
    <style:style style:name="P12" style:family="paragraph" style:parent-style-name="Standard">
      <style:text-properties style:use-window-font-color="true" style:font-name="Droid Sans Mono" fo:font-size="10.5pt" style:text-underline-style="none" fo:font-weight="normal" officeooo:rsid="001471b1" officeooo:paragraph-rsid="001471b1" fo:background-color="transparent"/>
    </style:style>
    <style:style style:name="P13" style:family="paragraph" style:parent-style-name="Standard">
      <style:text-properties style:use-window-font-color="true" style:font-name="Droid Sans Mono" fo:font-size="10.5pt" style:text-underline-style="none" fo:font-weight="normal" officeooo:rsid="001471b1" officeooo:paragraph-rsid="0017a242" fo:background-color="transparent"/>
    </style:style>
    <style:style style:name="P14" style:family="paragraph" style:parent-style-name="Standard">
      <style:text-properties style:use-window-font-color="true" style:font-name="Droid Sans Mono" fo:font-size="10.5pt" style:text-underline-style="none" fo:font-weight="normal" officeooo:rsid="0017a242" officeooo:paragraph-rsid="0017a242" fo:background-color="transparent"/>
    </style:style>
    <style:style style:name="P15" style:family="paragraph" style:parent-style-name="Table_20_Contents">
      <style:text-properties fo:background-color="transparent"/>
    </style:style>
    <style:style style:name="P16" style:family="paragraph" style:parent-style-name="Standard">
      <style:paragraph-properties style:line-height-at-least="0.503cm"/>
      <style:text-properties fo:color="#f8f8f2" style:font-name="Droid Sans Mono" fo:font-size="10.5pt" fo:font-weight="normal" fo:background-color="transparent"/>
    </style:style>
    <style:style style:name="P17" style:family="paragraph" style:parent-style-name="Standard">
      <style:text-properties fo:color="#f8f8f2" style:font-name="Droid Sans Mono" fo:font-size="10.5pt" fo:font-weight="normal" fo:background-color="transparent"/>
    </style:style>
    <style:style style:name="P18" style:family="paragraph" style:parent-style-name="Standard">
      <style:paragraph-properties style:line-height-at-least="0.503cm"/>
      <style:text-properties fo:color="#f8f8f2" style:font-name="Droid Sans Mono" fo:font-size="10.5pt" fo:font-weight="normal" fo:background-color="transparent"/>
    </style:style>
    <style:style style:name="P19" style:family="paragraph" style:parent-style-name="Standard">
      <style:text-properties style:use-window-font-color="true" style:font-name="Droid Sans Mono" fo:font-size="10.5pt" style:text-underline-style="none" fo:font-weight="normal" officeooo:rsid="0017a242" officeooo:paragraph-rsid="0017a242" fo:background-color="transparent"/>
    </style:style>
    <style:style style:name="P20" style:family="paragraph" style:parent-style-name="Standard">
      <style:text-properties style:use-window-font-color="true" style:font-name="Droid Sans Mono" fo:font-size="10.5pt" style:text-underline-style="none" fo:font-weight="normal" officeooo:rsid="0026ddf3" officeooo:paragraph-rsid="0026ddf3" fo:background-color="transparent"/>
    </style:style>
    <style:style style:name="P21" style:family="paragraph" style:parent-style-name="Standard">
      <style:paragraph-properties style:line-height-at-least="0.503cm"/>
      <style:text-properties style:font-name="Droid Sans Mono" fo:font-size="10.5pt" fo:background-color="transparent"/>
    </style:style>
    <style:style style:name="P22" style:family="paragraph" style:parent-style-name="Standard">
      <style:paragraph-properties style:line-height-at-least="0.503cm"/>
      <style:text-properties fo:background-color="transparent"/>
    </style:style>
    <style:style style:name="T1" style:family="text">
      <style:text-properties officeooo:rsid="000c7eff"/>
    </style:style>
    <style:style style:name="T2" style:family="text">
      <style:text-properties officeooo:rsid="000cabf4"/>
    </style:style>
    <style:style style:name="T3" style:family="text">
      <style:text-properties fo:color="#66d9ef"/>
    </style:style>
    <style:style style:name="T4" style:family="text">
      <style:text-properties fo:color="#66d9ef" fo:font-style="italic"/>
    </style:style>
    <style:style style:name="T5" style:family="text">
      <style:text-properties fo:color="#66d9ef" style:font-name="Droid Sans Mono" fo:font-size="10.5pt" fo:font-style="italic" fo:font-weight="normal"/>
    </style:style>
    <style:style style:name="T6" style:family="text">
      <style:text-properties fo:color="#f8f8f2" style:font-name="Droid Sans Mono" fo:font-weight="normal"/>
    </style:style>
    <style:style style:name="T7" style:family="text">
      <style:text-properties fo:color="#f8f8f2" style:font-name="Droid Sans Mono" fo:font-weight="normal" officeooo:rsid="000cabf4"/>
    </style:style>
    <style:style style:name="T8" style:family="text">
      <style:text-properties fo:color="#f8f8f2" style:font-name="Droid Sans Mono" fo:font-size="10.5pt" fo:font-weight="normal"/>
    </style:style>
    <style:style style:name="T9" style:family="text">
      <style:text-properties fo:color="#f8f8f2" fo:font-weight="normal"/>
    </style:style>
    <style:style style:name="T10" style:family="text">
      <style:text-properties fo:color="#cfcfc2"/>
    </style:style>
    <style:style style:name="T11" style:family="text">
      <style:text-properties fo:color="#ae81ff"/>
    </style:style>
    <style:style style:name="T12" style:family="text">
      <style:text-properties fo:color="#ae81ff" style:font-name="Droid Sans Mono" fo:font-size="10.5pt" fo:font-weight="normal"/>
    </style:style>
    <style:style style:name="T13" style:family="text">
      <style:text-properties fo:color="#ae81ff" fo:font-weight="normal"/>
    </style:style>
    <style:style style:name="T14" style:family="text">
      <style:text-properties fo:color="#ffff00"/>
    </style:style>
    <style:style style:name="T15" style:family="text">
      <style:text-properties fo:color="#ffff00" officeooo:rsid="000cabf4"/>
    </style:style>
    <style:style style:name="T16" style:family="text">
      <style:text-properties officeooo:rsid="000e02a7"/>
    </style:style>
    <style:style style:name="T17" style:family="text">
      <style:text-properties officeooo:rsid="000f4faa"/>
    </style:style>
    <style:style style:name="T18" style:family="text">
      <style:text-properties officeooo:rsid="00135833"/>
    </style:style>
    <style:style style:name="T19" style:family="text">
      <style:text-properties fo:color="#0072e4"/>
    </style:style>
    <style:style style:name="T20" style:family="text">
      <style:text-properties fo:color="#0072e4" officeooo:rsid="00135833"/>
    </style:style>
    <style:style style:name="T21" style:family="text">
      <style:text-properties style:use-window-font-color="true" officeooo:rsid="00135833"/>
    </style:style>
    <style:style style:name="T22" style:family="text">
      <style:text-properties officeooo:rsid="00144448"/>
    </style:style>
    <style:style style:name="T23" style:family="text">
      <style:text-properties fo:color="#a6e22e"/>
    </style:style>
    <style:style style:name="T24" style:family="text">
      <style:text-properties fo:color="#a6e22e" style:text-underline-style="solid" style:text-underline-width="auto" style:text-underline-color="font-color"/>
    </style:style>
    <style:style style:name="T25" style:family="text">
      <style:text-properties fo:color="#a6e22e" style:font-name="Droid Sans Mono" fo:font-size="10.5pt" style:text-underline-style="solid" style:text-underline-width="auto" style:text-underline-color="font-color" fo:font-weight="normal"/>
    </style:style>
    <style:style style:name="T26" style:family="text">
      <style:text-properties fo:color="#a6e22e" style:font-name="Droid Sans Mono" fo:font-size="10.5pt" fo:font-weight="normal"/>
    </style:style>
    <style:style style:name="T27" style:family="text">
      <style:text-properties fo:color="#a6e22e" fo:background-color="transparent" loext:char-shading-value="0"/>
    </style:style>
    <style:style style:name="T28" style:family="text">
      <style:text-properties fo:color="#a6e22e" fo:font-weight="normal"/>
    </style:style>
    <style:style style:name="T29" style:family="text">
      <style:text-properties fo:color="#f92672"/>
    </style:style>
    <style:style style:name="T30" style:family="text">
      <style:text-properties fo:color="#f92672" style:font-name="Droid Sans Mono" fo:font-size="10.5pt" fo:font-weight="normal"/>
    </style:style>
    <style:style style:name="T31" style:family="text">
      <style:text-properties fo:color="#e6db74"/>
    </style:style>
    <style:style style:name="T32" style:family="text">
      <style:text-properties fo:color="#e6db74" fo:font-weight="normal"/>
    </style:style>
    <style:style style:name="T33" style:family="text">
      <style:text-properties officeooo:rsid="001687de"/>
    </style:style>
    <style:style style:name="T34" style:family="text">
      <style:text-properties fo:color="#fd971f" fo:font-style="italic"/>
    </style:style>
    <style:style style:name="T35" style:family="text">
      <style:text-properties officeooo:rsid="001e005f"/>
    </style:style>
    <style:style style:name="T36" style:family="text">
      <style:text-properties officeooo:rsid="0022342f"/>
    </style:style>
    <style:style style:name="T37" style:family="text">
      <style:text-properties officeooo:rsid="002276d2"/>
    </style:style>
    <style:style style:name="T38" style:family="text">
      <style:text-properties officeooo:rsid="00240f43"/>
    </style:style>
    <style:style style:name="T39" style:family="text">
      <style:text-properties fo:color="#88846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INSTALAR O TYPESCRIPT</text:p>
      <text:p text:style-name="P6"><text:tab/>npm i -g typescript <text:s text:c="2"/>*** o -g é para ficar global</text:p>
      <text:p text:style-name="P6"><text:tab/>tsc -v ***para verificar a versão</text:p>
      <text:p text:style-name="P6"><text:tab/></text:p>
      <text:p text:style-name="Standard"/>
      <text:p text:style-name="Standard">- <text:span text:style-name="T1">Criou a pasta pelo terminal:</text:span></text:p>
      <text:p text:style-name="Standard"><text:tab/><text:span text:style-name="T1">mkdir nome-pasta</text:span></text:p>
      <text:p text:style-name="Standard">- <text:span text:style-name="T1">Executou comando para instalar o parcel:</text:span></text:p>
      <text:p text:style-name="Standard"><text:tab/>npm i -<text:span text:style-name="T36">g </text:span>parcel</text:p>
      <text:p text:style-name="Standard"><text:tab/><text:span text:style-name="T36">parcel index.html ***</text:span><text:span text:style-name="T38">nome do arquivo que será ponto de entrada, ou seja onde o parcel vai <text:tab/>buscar .js .css e demais...</text:span></text:p>
      <text:p text:style-name="Standard"/>
      <text:p text:style-name="Standard"><text:tab/><text:span text:style-name="T37">parcel index.html <text:s/>- -port=3000</text:span></text:p>
      <text:p text:style-name="Standard"><text:tab/><text:span text:style-name="T37">parcel build index.html // gerar arquivos para enviar pro servidor</text:span></text:p>
      <text:p text:style-name="Standard"/>
      <text:p text:style-name="Standard">- <text:span text:style-name="T2">Criou arquivos .html e .ts;</text:span></text:p>
      <text:p text:style-name="Standard">- <text:span text:style-name="T2">No arquivo HTML chamou no script no src o arquivo .ts</text:span></text:p>
      <text:p text:style-name="P7"><text:tab/><text:span text:style-name="T18">&lt;script src= “../arquivo.js” </text:span><text:span text:style-name="T20">defer</text:span><text:span text:style-name="T21">&gt;</text:span><text:span text:style-name="T18">&lt;/script&gt; </text:span></text:p>
      <text:p text:style-name="P7"><text:span text:style-name="T18"><text:tab/></text:span><text:span text:style-name="T20">*** defer</text:span><text:span text:style-name="T18"> para que o HTML carregue e depois carregue o .js</text:span></text:p>
      <text:p text:style-name="Standard">- <text:span text:style-name="T2">Acrescentou a seguinte linha no arquivo package.json:</text:span></text:p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1">{</text:p>
            <text:p text:style-name="P1"><text:span text:style-name="T3">"name"</text:span>: <text:span text:style-name="T10">"javascript-typescript"</text:span>,</text:p>
            <text:p text:style-name="P1"><text:span text:style-name="T3">"version"</text:span>: <text:span text:style-name="T10">"1.0.0"</text:span>,</text:p>
            <text:p text:style-name="P1"><text:span text:style-name="T3">"description"</text:span>: <text:span text:style-name="T10">""</text:span>,</text:p>
            <text:p text:style-name="P1"><text:span text:style-name="T3">"main"</text:span>: <text:span text:style-name="T10">"index.js"</text:span>,</text:p>
            <text:p text:style-name="P1"><text:span text:style-name="T3">"scripts"</text:span>: {</text:p>
            <text:p text:style-name="P1"><text:span text:style-name="T3">"start"</text:span>: <text:span text:style-name="T10">"parcel index.html"</text:span>, <text:span text:style-name="T14">// </text:span><text:span text:style-name="T15">ESSA LINHA FOI ACRESCENTADA</text:span></text:p>
            <text:p text:style-name="P1"><text:span text:style-name="T3">"test"</text:span>: <text:span text:style-name="T10">"echo </text:span><text:span text:style-name="T11">\"</text:span><text:span text:style-name="T10">Error: no test specified</text:span><text:span text:style-name="T11">\"</text:span><text:span text:style-name="T10"> &amp;&amp; exit 1"</text:span></text:p>
            <text:p text:style-name="P2">}</text:p>
            <text:p text:style-name="P4"><text:span text:style-name="T6">… </text:span><text:span text:style-name="T7">continua</text:span></text:p>
          </table:table-cell>
        </table:table-row>
      </table:table>
      <text:p text:style-name="Standard"/>
      <text:p text:style-name="Standard">- <text:span text:style-name="T16">Executou o seguinte código no terminal para criar as dependências:</text:span></text:p>
      <text:p text:style-name="Standard"><text:tab/>auto run start</text:p>
      <text:p text:style-name="Standard">- <text:span text:style-name="T16">Criada as dependências executou o comando gitignore Node no terminal, o que criou o arquivo no qual entrou o acrescentou as dependências criadas. Mas pra mim não funcionou então instalei a extensão do git-extras e consegui fazer direto com botão direito.</text:span></text:p>
      <text:p text:style-name="Standard">- <text:span text:style-name="T17">Criado o arquivo index.js pelo comando tsc index.ts, que compilou e cirou o já mencionado do tipo javascript.</text:span></text:p>
      <text:p text:style-name="Standard">- <text:span text:style-name="T18">Todo projeto typescript precisa de um arquivo de configurações, criado pelo comando:</text:span></text:p>
      <text:p text:style-name="Standard"><text:tab/><text:span text:style-name="T18">tsc –init</text:span></text:p>
      <text:p text:style-name="Standard">- <text:span text:style-name="T22">Para fazer a compilação automática:</text:span></text:p>
      <text:p text:style-name="Standard"><text:tab/><text:span text:style-name="T22">tsc -w</text:span></text:p>
      <text:p text:style-name="Standard"/>
      <text:p text:style-name="Standard"/>
      <text:p text:style-name="P5">INTERFACE</text:p>
      <text:p text:style-name="P5">Utilizado para definir contratos <text:span text:style-name="T35">de estrutura ou de uma </text:span>classe <text:span text:style-name="T35">que será definida</text:span>…</text:p>
      <text:p text:style-name="P11">Também poderá ser usada para tipagem de parâmetro dentro de uma função;</text:p>
      <text:p text:style-name="P11"/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3"><text:span text:style-name="T4">interface</text:span> <text:span text:style-name="T24">IAnimal</text:span> {</text:p>
            <text:p text:style-name="P3"><text:soft-page-break/>nome<text:span text:style-name="T29">:</text:span> <text:span text:style-name="T4">string</text:span>;</text:p>
            <text:p text:style-name="P3">tipo<text:span text:style-name="T29">:</text:span> <text:span text:style-name="T31">'terrestre'</text:span> <text:span text:style-name="T29">|</text:span> <text:span text:style-name="T31">'aquático'</text:span>;</text:p>
            <text:p text:style-name="P3"><text:span text:style-name="T23">executarRugido</text:span>(<text:span text:style-name="T34">altudaEmDecibeis</text:span><text:span text:style-name="T29">:</text:span> <text:span text:style-name="T4">number</text:span>)<text:span text:style-name="T29">:</text:span> <text:span text:style-name="T4">void</text:span>;</text:p>
            <text:p text:style-name="P3">}</text:p>
            <text:p text:style-name="P10"/>
            <text:p text:style-name="P3"><text:span text:style-name="T4">interface</text:span> <text:span text:style-name="T24">IFelino</text:span> <text:span text:style-name="T29">extends</text:span> <text:span text:style-name="T24">IAnimal</text:span>{</text:p>
            <text:p text:style-name="P3">visaoNoturna<text:span text:style-name="T29">:</text:span> <text:span text:style-name="T4">boolean</text:span>;</text:p>
            <text:p text:style-name="P3">}</text:p>
            <text:p text:style-name="P10"><text:span text:style-name="T5">const</text:span><text:span text:style-name="T8"> animal</text:span><text:span text:style-name="T30">:</text:span><text:span text:style-name="T8"> </text:span><text:span text:style-name="T25">IAnimal</text:span><text:span text:style-name="T8"> </text:span><text:span text:style-name="T30">=</text:span><text:span text:style-name="T8"> {</text:span></text:p>
            <text:p text:style-name="P3">nome: <text:span text:style-name="T31">'elefante'</text:span>,</text:p>
            <text:p text:style-name="P3">tipo: <text:span text:style-name="T31">"terrestre"</text:span>,</text:p>
            <text:p text:style-name="P3"><text:span text:style-name="T23">executarRugido</text:span>: (<text:span text:style-name="T34">altudaEmDecibeis</text:span>) <text:span text:style-name="T4">=&gt;</text:span> (<text:span text:style-name="T31">`</text:span><text:span text:style-name="T29">${</text:span><text:span text:style-name="T34">altudaEmDecibeis</text:span><text:span text:style-name="T29">}</text:span><text:span text:style-name="T31">dB`</text:span>)</text:p>
            <text:p text:style-name="P3">}</text:p>
            <text:p text:style-name="P10"/>
            <text:p text:style-name="P3"><text:span text:style-name="T4">const</text:span> felino<text:span text:style-name="T29">:</text:span> <text:span text:style-name="T24">IFelino</text:span> <text:span text:style-name="T29">=</text:span> {</text:p>
            <text:p text:style-name="P3">nome: <text:span text:style-name="T31">'Leão'</text:span>,</text:p>
            <text:p text:style-name="P3">tipo: <text:span text:style-name="T31">"terrestre"</text:span>,</text:p>
            <text:p text:style-name="P3">visaoNoturna: <text:span text:style-name="T11">true</text:span>,</text:p>
            <text:p text:style-name="P3"><text:span text:style-name="T23">executarRugido</text:span>: (<text:span text:style-name="T34">altudaEmDecibeis</text:span>) <text:span text:style-name="T4">=&gt;</text:span> (<text:span text:style-name="T31">`</text:span><text:span text:style-name="T29">${</text:span><text:span text:style-name="T34">altudaEmDecibeis</text:span><text:span text:style-name="T29">}</text:span><text:span text:style-name="T31">dB`</text:span>)</text:p>
            <text:p text:style-name="P3">}</text:p>
            <text:p text:style-name="P10"/>
            <text:p text:style-name="P10"><text:span text:style-name="T8">animal.</text:span><text:span text:style-name="T26">executarRugido</text:span><text:span text:style-name="T8">(</text:span><text:span text:style-name="T12">10</text:span><text:span text:style-name="T8">);</text:span></text:p>
          </table:table-cell>
        </table:table-row>
      </table:table>
      <text:p text:style-name="P11"/>
      <text:p text:style-name="P5"/>
      <text:p text:style-name="P5">TYPE</text:p>
      <text:p text:style-name="P5">Utilizado para unir diferentes inerfaces ou fazer definições entre variáveis e interfaces;</text:p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3"><text:span text:style-name="T4">interface</text:span> <text:span text:style-name="T24">IAnimal</text:span> {</text:p>
            <text:p text:style-name="P3">nome<text:span text:style-name="T29">:</text:span> <text:span text:style-name="T4">string</text:span>;</text:p>
            <text:p text:style-name="P3">tipo<text:span text:style-name="T29">:</text:span> <text:span text:style-name="T31">'terrestre'</text:span> <text:span text:style-name="T29">|</text:span> <text:span text:style-name="T31">'aquático'</text:span>;</text:p>
            <text:p text:style-name="P3">domestico<text:span text:style-name="T29">:</text:span> <text:span text:style-name="T4">boolean</text:span>;</text:p>
            <text:p text:style-name="P3">}</text:p>
            <text:p text:style-name="P10"/>
            <text:p text:style-name="P3"><text:span text:style-name="T4">interface</text:span> <text:span text:style-name="T24">IFelino</text:span> <text:span text:style-name="T29">extends</text:span> <text:span text:style-name="T24">IAnimal</text:span>{</text:p>
            <text:p text:style-name="P3">visaoNoturna<text:span text:style-name="T29">:</text:span> <text:span text:style-name="T4">boolean</text:span>;</text:p>
            <text:p text:style-name="P3">}</text:p>
            <text:p text:style-name="P10"/>
            <text:p text:style-name="P3"><text:span text:style-name="T4">interface</text:span> <text:span text:style-name="T24">ICanino</text:span> <text:span text:style-name="T29">extends</text:span> <text:span text:style-name="T24">IAnimal</text:span>{</text:p>
            <text:p text:style-name="P3">porte<text:span text:style-name="T29">:</text:span> <text:span text:style-name="T31">'pequeno'</text:span> <text:span text:style-name="T29">|</text:span> <text:span text:style-name="T31">'médio'</text:span> <text:span text:style-name="T29">|</text:span> <text:span text:style-name="T31">'grande;'</text:span></text:p>
            <text:p text:style-name="P3">}</text:p>
            <text:p text:style-name="P10"/>
            <text:p text:style-name="P3"><text:span text:style-name="T4">type</text:span> <text:span text:style-name="T24">IDomestico</text:span> <text:span text:style-name="T29">=</text:span> <text:span text:style-name="T24">IFelino</text:span> <text:span text:style-name="T29">|</text:span> <text:span text:style-name="T24">ICanino</text:span>;</text:p>
            <text:p text:style-name="P10"/>
            <text:p text:style-name="P3"><text:span text:style-name="T4">const</text:span> animal<text:span text:style-name="T29">:</text:span> <text:span text:style-name="T24">IDomestico</text:span> <text:span text:style-name="T29">=</text:span> {</text:p>
            <text:p text:style-name="P3">domestico: <text:span text:style-name="T11">true</text:span>,</text:p>
            <text:p text:style-name="P3">nome: <text:span text:style-name="T31">'cachorro'</text:span>,</text:p>
            <text:p text:style-name="P3">porte: <text:span text:style-name="T31">"pequeno"</text:span>,</text:p>
            <text:p text:style-name="P3">tipo: <text:span text:style-name="T31">"terrestre"</text:span>,</text:p>
            <text:p text:style-name="P3">visaoNoturna: <text:span text:style-name="T11">true</text:span>,</text:p>
            <text:p text:style-name="P3">}</text:p>
          </table:table-cell>
        </table:table-row>
      </table:table>
      <text:p text:style-name="P5"/>
      <text:p text:style-name="P5"/>
      <text:p text:style-name="P8"><text:soft-page-break/>UNION</text:p>
      <text:p text:style-name="P8"><text:tab/>let id: string | number = “10”</text:p>
      <text:p text:style-name="P8"><text:tab/>id = 200</text:p>
      <text:p text:style-name="P8"/>
      <text:p text:style-name="P8">ALIAS</text:p>
      <text:p text:style-name="P8"><text:tab/>type <text:span text:style-name="T19">myIdTypes </text:span>= number | string</text:p>
      <text:p text:style-name="P8"><text:tab/>const userId: <text:s/><text:span text:style-name="T19">myIdTypes</text:span> = 10</text:p>
      <text:p text:style-name="P8"/>
      <text:p text:style-name="P8">ENUM</text:p>
      <text:p text:style-name="P8">Enumera uma coleção para dados mais complexos, <text:span text:style-name="T33">utilizado principalmente quando irá se repetir várias vezes no código;</text:span></text:p>
      <text:p text:style-name="P8"><text:tab/></text:p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3"><text:span text:style-name="T4">enum</text:span> <text:span text:style-name="T24">Size</text:span>{</text:p>
            <text:p text:style-name="P3">P <text:span text:style-name="T29">=</text:span> <text:span text:style-name="T31">'Pequeno'</text:span>,</text:p>
            <text:p text:style-name="P3">M <text:span text:style-name="T29">=</text:span> <text:span text:style-name="T31">'Médio'</text:span>,</text:p>
            <text:p text:style-name="P3">G <text:span text:style-name="T29">=</text:span> <text:span text:style-name="T31">'Grande'</text:span>,</text:p>
            <text:p text:style-name="P3">}</text:p>
            <text:p text:style-name="P9"/>
            <text:p text:style-name="P3"><text:span text:style-name="T4">const</text:span> camisa <text:span text:style-name="T29">=</text:span> {</text:p>
            <text:p text:style-name="P3">name: <text:span text:style-name="T31">'Camisa gola V'</text:span>,</text:p>
            <text:p text:style-name="P3">size: <text:span text:style-name="T24">Size</text:span>.G,</text:p>
            <text:p text:style-name="P3">};</text:p>
            <text:p text:style-name="P10"/>
            <text:p text:style-name="P3">console.<text:span text:style-name="T23">log</text:span>(camisa);</text:p>
            <text:p text:style-name="P15">{name: 'Camisa gola V', size: 'Grande'}</text:p>
          </table:table-cell>
        </table:table-row>
      </table:table>
      <text:p text:style-name="P12"/>
      <text:p text:style-name="P13">LITERAL</text:p>
      <text:p text:style-name="P14">Dar no lugar do tipo um valor que não poderá ser alterado;</text:p>
      <text:p text:style-name="P14"><text:tab/>let testeLiteral: “type literal – não altera”</text:p>
      <text:p text:style-name="P14"/>
      <text:p text:style-name="P14">FUNCTION</text:p>
      <text:p text:style-name="P14">Obrigatório uso de tipagem nos parâmetros.</text:p>
      <text:p text:style-name="P14"/>
      <text:p text:style-name="P20">GENERIC TYPES</text:p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17"><text:span text:style-name="T4">function</text:span> <text:span text:style-name="T23">adicionalApendiceALista</text:span>&lt;<text:span text:style-name="T24">NaoSei</text:span>&gt;(<text:span text:style-name="T34">array</text:span><text:span text:style-name="T29">:</text:span> <text:span text:style-name="T4">number</text:span>[], <text:span text:style-name="T34">valor</text:span><text:span text:style-name="T29">:</text:span><text:span text:style-name="T24">NaoSei</text:span>){</text:p>
            <text:p text:style-name="P18"><text:span text:style-name="T29">return</text:span> <text:span text:style-name="T34">array</text:span>.<text:span text:style-name="T23">map</text:span>(() <text:span text:style-name="T4">=&gt;</text:span> <text:span text:style-name="T34">valor</text:span>);</text:p>
            <text:p text:style-name="P18">}<text:span text:style-name="T39">//no lugar do "NaoSei" utiliza-se o "T"</text:span></text:p>
            <text:p text:style-name="P22"/>
            <text:p text:style-name="P21"><text:span text:style-name="T28">adicionalApendiceALista</text:span><text:span text:style-name="T9">([</text:span><text:span text:style-name="T13">1</text:span><text:span text:style-name="T9">, </text:span><text:span text:style-name="T13">2</text:span><text:span text:style-name="T9">, </text:span><text:span text:style-name="T13">3</text:span><text:span text:style-name="T9">], </text:span><text:span text:style-name="T32">'v'</text:span><text:span text:style-name="T9">)</text:span></text:p>
          </table:table-cell>
        </table:table-row>
      </table:table>
      <text:p text:style-name="P20"/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HTML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7T20:23:06.799949954</meta:creation-date>
    <dc:date>2022-07-09T19:09:16.612730247</dc:date>
    <meta:editing-duration>PT1H36M4S</meta:editing-duration>
    <meta:editing-cycles>11</meta:editing-cycles>
    <meta:generator>LibreOffice/6.4.7.2$Linux_X86_64 LibreOffice_project/40$Build-2</meta:generator>
    <meta:document-statistic meta:table-count="5" meta:image-count="0" meta:object-count="0" meta:page-count="3" meta:paragraph-count="108" meta:word-count="505" meta:character-count="3318" meta:non-whitespace-character-count="2893"/>
  </office:meta>
</office:document-meta>
</file>